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S Sans Serif1" svg:font-family="'MS Sans Serif'"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1cd179"/>
    </style:style>
    <style:style style:name="P3" style:family="paragraph" style:parent-style-name="Standard">
      <style:paragraph-properties fo:line-height="100%"/>
      <style:text-properties fo:color="#000000" style:font-name="MS Sans Serif" fo:font-size="10pt" fo:language="en" fo:country="US" style:letter-kerning="true" style:font-name-asian="MS Sans Serif1" style:font-size-asian="10pt" style:language-asian="hi" style:country-asian="IN"/>
    </style:style>
    <style:style style:name="P4" style:family="paragraph" style:parent-style-name="Standard">
      <style:paragraph-properties fo:line-height="100%"/>
      <style:text-properties fo:color="#000000" style:font-name="Times New Roman" fo:font-size="10pt" fo:language="en" fo:country="US" fo:font-weight="bold" style:letter-kerning="true" style:font-name-asian="Times New Roman1" style:font-size-asian="10pt" style:language-asian="hi" style:country-asian="IN" style:font-weight-asian="bold" style:font-name-complex="Times New Roman1"/>
    </style:style>
    <style:style style:name="P5" style:family="paragraph" style:parent-style-name="Standard">
      <style:paragraph-properties fo:line-height="100%"/>
      <style:text-properties fo:color="#000000" style:font-name="Times New Roman" fo:font-size="10pt" fo:language="en" fo:country="US" style:letter-kerning="true" style:font-name-asian="Times New Roman1" style:font-size-asian="10pt" style:language-asian="hi" style:country-asian="IN" style:font-name-complex="Times New Roman1"/>
    </style:style>
    <style:style style:name="P6" style:family="paragraph" style:parent-style-name="Standard">
      <style:paragraph-properties fo:line-height="100%"/>
      <style:text-properties officeooo:rsid="001cd179" officeooo:paragraph-rsid="001cd179"/>
    </style:style>
    <style:style style:name="P7" style:family="paragraph" style:parent-style-name="Standard" style:master-page-name="Standard">
      <style:paragraph-properties fo:line-height="100%" style:page-number="auto"/>
    </style:style>
    <style:style style:name="T1" style:family="text">
      <style:text-properties fo:color="#000000" style:font-name="Times New Roman" fo:font-size="10pt" fo:language="en" fo:country="US" fo:font-weight="bold" style:letter-kerning="true" style:font-name-asian="Times New Roman1" style:font-size-asian="10pt" style:language-asian="hi" style:country-asian="IN" style:font-weight-asian="bold" style:font-name-complex="Times New Roman1"/>
    </style:style>
    <style:style style:name="T2" style:family="text">
      <style:text-properties fo:color="#000000" style:font-name="Times New Roman" fo:font-size="10pt" fo:language="en" fo:country="US" fo:font-weight="bold" officeooo:rsid="001cd179" style:letter-kerning="true" style:font-name-asian="Times New Roman1" style:font-size-asian="10pt" style:language-asian="hi" style:country-asian="IN" style:font-weight-asian="bold" style:font-name-complex="Times New Roman1"/>
    </style:style>
    <style:style style:name="T3" style:family="text">
      <style:text-properties fo:color="#000000" style:font-name="Times New Roman" fo:font-size="10pt" fo:language="en" fo:country="US" fo:font-weight="bold" officeooo:rsid="001cd179" style:letter-kerning="true" style:font-name-asian="Times New Roman1" style:font-size-asian="10pt" style:language-asian="hi" style:country-asian="IN" style:font-weight-asian="bold" style:font-name-complex="Times New Roman1" style:font-weight-complex="bold"/>
    </style:style>
    <style:style style:name="T4" style:family="text">
      <style:text-properties fo:color="#000000" style:font-name="Times New Roman" fo:font-size="10pt" fo:language="en" fo:country="US" style:letter-kerning="true" style:font-name-asian="Times New Roman1" style:font-size-asian="10pt" style:language-asian="hi" style:country-asian="IN" style:font-name-complex="Times New Roman1"/>
    </style:style>
    <style:style style:name="T5" style:family="text">
      <style:text-properties fo:color="#000000" style:font-name="Times New Roman" fo:font-size="10pt" fo:language="en" fo:country="US" officeooo:rsid="001cd179" style:letter-kerning="true" style:font-name-asian="Times New Roman1" style:font-size-asian="10pt" style:language-asian="hi" style:country-asian="IN" style:font-name-complex="Times New Roman1"/>
    </style:style>
    <style:style style:name="T6" style:family="text">
      <style:text-properties fo:color="#000000" style:font-name="Times New Roman" fo:font-size="10pt" fo:language="en" fo:country="US" officeooo:rsid="001cd179" style:letter-kerning="true" style:font-name-asian="Times New Roman1" style:font-size-asian="10pt" style:language-asian="hi" style:country-asian="IN" style:font-name-complex="Times New Roman1" style:font-weight-complex="bold"/>
    </style:style>
    <style:style style:name="T7" style:family="text">
      <style:text-properties fo:color="#000000" style:font-name="Times New Roman" fo:font-size="10pt" fo:language="en" fo:country="US" style:letter-kerning="true" style:font-name-asian="Times New Roman1" style:font-size-asian="10pt" style:language-asian="en" style:country-asian="US" style:font-name-complex="Times New Roman1"/>
    </style:style>
    <style:style style:name="T8" style:family="text">
      <style:text-properties fo:color="#000000" style:font-name="Times New Roman" fo:font-size="10pt" fo:language="en" fo:country="US" fo:font-weight="normal" officeooo:rsid="001cd179" style:letter-kerning="true" style:font-name-asian="Times New Roman1" style:font-size-asian="10pt" style:language-asian="hi" style:country-asian="IN" style:font-weight-asian="normal" style:font-name-complex="Times New Roman1" style:font-weight-complex="normal"/>
    </style:style>
    <style:style style:name="T9" style:family="text">
      <style:text-properties fo:color="#000000" style:font-name="Times New Roman" fo:font-size="10pt" fo:language="en" fo:country="US" fo:font-weight="normal" style:letter-kerning="true" style:font-name-asian="Times New Roman1" style:font-size-asian="10pt" style:language-asian="hi" style:country-asian="IN" style:font-weight-asian="normal" style:font-name-complex="Times New Roman1" style:font-weight-complex="normal"/>
    </style:style>
    <style:style style:name="T10" style:family="text">
      <style:text-properties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64 Disk Utilities Ver. 1.0 BETA</text:span></text:p>
      <text:p text:style-name="P4"/>
      <text:p text:style-name="P1"><text:span text:style-name="T1">Disclaimer: </text:span><text:span text:style-name="T4">The library was tailored to my own personal needs and created out of the love I have for the C64. <text:s/>I will not be held liable for any damages resulting from the use of this software. Not sure what those damages could be but I'll cover my ass anyway. </text:span></text:p>
      <text:p text:style-name="P5"/>
      <text:p text:style-name="P1"><text:span text:style-name="T1">License: </text:span><text:span text:style-name="T4">This is FREEWARE and you can modify it, put it in commercial software and do anything you like as long as you give credit where credit is due. I hope that this benefits the community in some way and feel free to improve on it as you wish, please just give credit to, Martin Sigley, for it's original creation.</text:span></text:p>
      <text:p text:style-name="P4"/>
      <text:p text:style-name="P4"/>
      <text:p text:style-name="P1"><text:span text:style-name="T1">IMPORTANT: This version is very much in beta form and is not very well tested, I have tested the routines only to a limited extent. DO NOT USE THIS WITH D64 IMAGES THAT YOU ONLY HAVE ONE COPY OF, you might regret it! </text:span></text:p>
      <text:p text:style-name="P4"/>
      <text:p text:style-name="P1"><text:span text:style-name="T4">If you should find errors please contact me at the email listed below.</text:span></text:p>
      <text:p text:style-name="P5"/>
      <text:p text:style-name="P1"><text:span text:style-name="T4">Sincerely,</text:span></text:p>
      <text:p text:style-name="P1"><text:span text:style-name="T4">Martin Sigley</text:span></text:p>
      <text:p text:style-name="P1"><text:span text:style-name="T4">remove-this-for-spam-protection-firebreathinggroundhog@yahoo.com</text:span></text:p>
      <text:p text:style-name="P5"/>
      <text:p text:style-name="P1"><text:span text:style-name="T1">Library Description: </text:span><text:span text:style-name="T4">This library is intended to be used with Commodore D64 image files. It allows you to create blank images, load data, load directories, load the header, save data, save directories, save the header, manipulate the BAM (Block Allocation Map), copy files from one image to another as well as edit information on the disk image.</text:span><text:span text:style-name="T1"> </text:span></text:p>
      <text:p text:style-name="P4"/>
      <text:p text:style-name="P1"><text:span text:style-name="T4">This library has been written in both Microsoft Quick C 2.5 and Open Watcom 1.9 in both DOS 6.22 and Windows 95 operating system environments. I have never used it outside of these environments but I am pretty confident it will work well in pretty much any C environment you choose with little to no modification.</text:span></text:p>
      <text:p text:style-name="P5"/>
      <text:p text:style-name="P2"><text:span text:style-name="T1">Installation:</text:span><text:span text:style-name="T9"> </text:span><text:span text:style-name="T8">16 Bit DOS Library.</text:span><text:span text:style-name="T2"> </text:span><text:span text:style-name="T8">C</text:span><text:span text:style-name="T4">opy the following files from the zip folder in to the source directory of your project, </text:span><text:span text:style-name="T5">include CBMDisk.lib in your resources and</text:span><text:span text:style-name="T4"> #include "CBMDisk.h" </text:span><text:span text:style-name="T5">in your C file.</text:span></text:p>
      <text:p text:style-name="P2"><text:span text:style-name="T5"/></text:p>
      <text:p text:style-name="P6"><text:span text:style-name="T5">I</text:span><text:span text:style-name="T4">f you are not creating a 16 bit target then you will have to make your own library from the .c and .h files.</text:span></text:p>
      <text:p text:style-name="P5"/>
      <text:p text:style-name="P1"><text:span text:style-name="T1">Files to copy in to the source directory of your project:</text:span></text:p>
      <text:p text:style-name="P1"><text:span text:style-name="T4">CBMDisk.h <text:tab/></text:span><text:span text:style-name="T5">(Header file, must be included in your source file)</text:span></text:p>
      <text:p text:style-name="P6"><text:span text:style-name="T4">CBMDisk.lib <text:tab/>(Library file, must be added to your project)</text:span></text:p>
      <text:p text:style-name="P1"><text:span text:style-name="T4">Layout.CBM <text:tab/>(Required for Track/Block conversion to physical file location)</text:span></text:p>
      <text:p text:style-name="P1"><text:span text:style-name="T4">Virgin18.CBM<text:tab/> (Required for formatting blank disk images)</text:span></text:p>
      <text:p text:style-name="P5"/>
      <text:p text:style-name="P1"><text:span text:style-name="T1">Not required in your project source directory:</text:span></text:p>
      <text:p text:style-name="P1"><text:span text:style-name="T4">CBMTester.c<text:tab/><text:tab/><text:tab/>// </text:span><text:span text:style-name="T5">Good for example usage</text:span></text:p>
      <text:p text:style-name="P2"><text:span text:style-name="T4">CBMDisk.c<text:tab/><text:tab/><text:tab/>// </text:span><text:span text:style-name="T5">Source file for the library</text:span></text:p>
      <text:p text:style-name="P1"><text:span text:style-name="T4"/></text:p>
      <text:p text:style-name="P1"><text:span text:style-name="T3"/></text:p>
      <text:p text:style-name="P1"><text:span text:style-name="T1">Usage Example:</text:span></text:p>
      <text:p text:style-name="P1"><text:span text:style-name="T4">#include "CBMDisk.h" <text:s text:c="21"/>// Required to use the library functions.</text:span></text:p>
      <text:p text:style-name="P5"/>
      <text:p text:style-name="P1"><text:span text:style-name="T4">CBMDisk myimage; <text:s text:c="22"/><text:tab/> // You must create a CBMDisk data type for use with most functions.</text:span></text:p>
      <text:p text:style-name="P5"/>
      <text:p text:style-name="P1"><text:span text:style-name="T4">CBMData *data;<text:tab/><text:tab/><text:tab/>// This data type is used to store data loaded from disk such as </text:span></text:p>
      <text:p text:style-name="P1"><text:span text:style-name="T4"><text:tab/><text:tab/><text:tab/><text:tab/>// a BASIC program. It is also required for you to store data to disk.</text:span></text:p>
      <text:p text:style-name="P1"><text:span text:style-name="T4"><text:tab/><text:tab/><text:tab/><text:tab/>// It has to 2 important structure variables array and size, the array is a <text:tab/><text:tab/><text:tab/><text:tab/> <text:s text:c="26"/><text:tab/> // byte * pointer (unsigned char) and it is used to point to your data <text:tab/><text:tab/><text:tab/><text:tab/><text:tab/><text:tab/>// anywhere in memory, secondly the size is the size of your array in <text:tab/><text:tab/><text:tab/><text:tab/><text:tab/><text:tab/>// bytes.</text:span></text:p>
      <text:p text:style-name="P1"><text:span text:style-name="T4"><text:tab/><text:tab/><text:tab/><text:tab/>// These two elements can be accessed in this example like this:</text:span></text:p>
      <text:p text:style-name="P1"><text:span text:style-name="T4"><text:tab/><text:tab/><text:tab/><text:tab/>// (*data).array = mydata; or data-&gt;array = &amp;mydata[0];</text:span></text:p>
      <text:p text:style-name="P1"><text:soft-page-break/><text:span text:style-name="T4"><text:tab/><text:tab/><text:tab/><text:tab/>// (*data).size = myNumberOfDataElements;</text:span></text:p>
      <text:p text:style-name="P5"/>
      <text:p text:style-name="P1"><text:span text:style-name="T4">cbmMount(&amp;myimage, <text:s/>"Image.D64"); <text:tab/>// This is required by most functions in order to work with a <text:tab/><text:tab/><text:tab/><text:tab/><text:tab/><text:tab/><text:tab/>// D64 image file. It will load the header and directory in to the <text:tab/><text:tab/><text:tab/><text:tab/><text:tab/><text:tab/>// CBMDisk data type for use with other functions. </text:span></text:p>
      <text:p text:style-name="P5"/>
      <text:p text:style-name="P1"><text:span text:style-name="T4">...do cbm disk stuff, like load, save,</text:span></text:p>
      <text:p text:style-name="P1"><text:span text:style-name="T4">copy, format, etc. </text:span></text:p>
      <text:p text:style-name="P5"/>
      <text:p text:style-name="P5"/>
      <text:p text:style-name="P5"/>
      <text:p text:style-name="P1"><text:span text:style-name="T4">cbmUnmount(&amp;myimage);<text:tab/><text:tab/><text:tab/>// Very important do NOT forget to unmount the image when <text:tab/><text:tab/><text:tab/><text:tab/><text:tab/><text:tab/><text:tab/>// you are finished or you may corrupt the disk image. <text:tab/><text:tab/><text:tab/><text:tab/><text:tab/><text:tab/><text:tab/>// Corruption is unlikely if you have only read from the image <text:tab/><text:tab/><text:tab/><text:tab/><text:tab/><text:tab/><text:tab/>// but very likely if you have done changes to the image.</text:span></text:p>
      <text:p text:style-name="P5"/>
      <text:p text:style-name="P5"/>
      <text:p text:style-name="P1"><text:span text:style-name="T1">Error Codes:</text:span></text:p>
      <text:p text:style-name="P4"/>
      <text:p text:style-name="P1"><text:span text:style-name="T1">FILE_ERROR <text:s text:c="4"/><text:tab/><text:tab/>-1</text:span></text:p>
      <text:p text:style-name="P1"><text:span text:style-name="T1">OUT_OF_MEMORY <text:s text:c="2"/><text:tab/>-2</text:span></text:p>
      <text:p text:style-name="P1"><text:span text:style-name="T1">OUT_OF_RANGE <text:s text:c="3"/><text:tab/>-3</text:span></text:p>
      <text:p text:style-name="P1"><text:span text:style-name="T1">FILE_NOT_FOUND <text:s/><text:tab/>-4</text:span></text:p>
      <text:p text:style-name="P1"><text:span text:style-name="T1">ERROR <text:s text:c="10"/><text:tab/><text:tab/>-5</text:span></text:p>
      <text:p text:style-name="P1"><text:span text:style-name="T1">FILE_NOT_OPEN <text:s text:c="2"/><text:tab/>-6</text:span></text:p>
      <text:p text:style-name="P1"><text:span text:style-name="T1">FILE_EXISTS <text:s text:c="4"/><text:tab/><text:tab/>-7</text:span></text:p>
      <text:p text:style-name="P4"/>
      <text:p text:style-name="P4"/>
      <text:p text:style-name="P1"><text:span text:style-name="T1">Function reference from A-Z:</text:span></text:p>
      <text:p text:style-name="P5"/>
      <text:p text:style-name="P4"/>
      <text:p text:style-name="P1"><text:span text:style-name="T1">Summary</text:span><text:span text:style-name="T4">: Creates a directory block and adds it to the CBMDisk if one is available.</text:span></text:p>
      <text:p text:style-name="P5"/>
      <text:p text:style-name="P1"><text:span text:style-name="T1">Syntax</text:span><text:span text:style-name="T4">: <text:s text:c="7"/>CBMFile_Entry* <text:s/>cbmAddDirectoryBlock <text:s text:c="7"/>(CBMDisk *disk)</text:span></text:p>
      <text:p text:style-name="P5"/>
      <text:p text:style-name="P1"><text:span text:style-name="T1">Returns</text:span><text:span text:style-name="T4">: The first file entry in the new directory block or NULL if unsuccessful.</text:span></text:p>
      <text:p text:style-name="P5"/>
      <text:p text:style-name="P5"/>
      <text:p text:style-name="P4"/>
      <text:p text:style-name="P4"/>
      <text:p text:style-name="P1"><text:span text:style-name="T1">Summary</text:span><text:span text:style-name="T4">: Marks a block allocated in BAM.</text:span></text:p>
      <text:p text:style-name="P5"/>
      <text:p text:style-name="P1"><text:span text:style-name="T1">Syntax</text:span><text:span text:style-name="T4">: <text:s text:c="7"/>void <text:s text:c="11"/>cbmAllocateBlock <text:s text:c="11"/>(CBMDisk *disk, byte *tb)</text:span></text:p>
      <text:p text:style-name="P5"/>
      <text:p text:style-name="P1"><text:span text:style-name="T1">Returns</text:span><text:span text:style-name="T4">: N/A</text:span></text:p>
      <text:p text:style-name="P5"/>
      <text:p text:style-name="P5"/>
      <text:p text:style-name="P5"/>
      <text:p text:style-name="P4"/>
      <text:p text:style-name="P1"><text:span text:style-name="T1">Summary</text:span><text:span text:style-name="T4">: Read, Allocate or Free a sector in the BAM. tb should be a pointer to a 2 byte element containing the Track and Block of the sector. Use 'r', 'a' or 'f' in char s to perform the approprite operation. See also cbmIsBlockFree and cbmAllocateBlock functions.</text:span></text:p>
      <text:p text:style-name="P5"/>
      <text:p text:style-name="P1"><text:span text:style-name="T1">Syntax</text:span><text:span text:style-name="T4">: <text:s text:c="7"/>int <text:s text:c="12"/>cbmBAM <text:s text:c="21"/>(CBMDisk *disk, byte *tb, char s)</text:span></text:p>
      <text:p text:style-name="P5"/>
      <text:p text:style-name="P1"><text:span text:style-name="T1">Returns</text:span><text:span text:style-name="T4">: 0 for success or an error code.</text:span></text:p>
      <text:p text:style-name="P5"/>
      <text:p text:style-name="P5"/>
      <text:p text:style-name="P4"><text:soft-page-break/></text:p>
      <text:p text:style-name="P3"/>
      <text:p text:style-name="P1"><text:span text:style-name="T1">Summary</text:span><text:span text:style-name="T4">: Calculates the physical image file address that corresponds to the track and block location.</text:span></text:p>
      <text:p text:style-name="P5"/>
      <text:p text:style-name="P1"><text:span text:style-name="T1">Syntax</text:span><text:span text:style-name="T4">: <text:s text:c="2"/>long <text:s text:c="11"/>cbmBlockLocation <text:s text:c="11"/>(byte *tb)</text:span></text:p>
      <text:p text:style-name="P5"/>
      <text:p text:style-name="P1"><text:span text:style-name="T1">Returns</text:span><text:span text:style-name="T4">: A long integral value that represents the number of bytes from the beginning of the file.</text:span></text:p>
      <text:p text:style-name="P4"/>
      <text:p text:style-name="P4"/>
      <text:p text:style-name="P4"/>
      <text:p text:style-name="P4"/>
      <text:p text:style-name="P4"/>
      <text:p text:style-name="P1"><text:span text:style-name="T1">Summary</text:span><text:span text:style-name="T4">: Copies track 18 from a D64 image file and stores it in a CBM file for use with the library. </text:span></text:p>
      <text:p text:style-name="P5"/>
      <text:p text:style-name="P1"><text:span text:style-name="T1">Syntax</text:span><text:span text:style-name="T4">: <text:s text:c="7"/>int <text:s text:c="12"/>cbmCopy18 <text:s text:c="18"/>(char *destName, char *sourceName)</text:span></text:p>
      <text:p text:style-name="P5"/>
      <text:p text:style-name="P1"><text:span text:style-name="T1">Returns</text:span><text:span text:style-name="T4">: 0 for success or an error code.</text:span></text:p>
      <text:p text:style-name="P5"/>
      <text:p text:style-name="P1"><text:span text:style-name="T1">Note</text:span><text:span text:style-name="T4">: Primary purpose of this function is to create a copy of track 18 from a blank D64 image to use when creating disk image files. One has already been created for you and is labeled Virgin18.CBM ;)</text:span></text:p>
      <text:p text:style-name="P5"/>
      <text:p text:style-name="P4"/>
      <text:p text:style-name="P4"/>
      <text:p text:style-name="P4"/>
      <text:p text:style-name="P1"><text:span text:style-name="T1">Summary</text:span><text:span text:style-name="T4">: Copies a file from one disk image and stores it in another. Both disk images need to be mounted before calling this function and unmounted when finished.</text:span></text:p>
      <text:p text:style-name="P5"/>
      <text:p text:style-name="P1"><text:span text:style-name="T1">Syntax</text:span><text:span text:style-name="T4">: <text:s text:c="4"/>int <text:s text:c="12"/>cbmCopy <text:s text:c="16"/>(CBMDisk *dest, CBMDisk *source, byte *fileName, byte fileType)</text:span></text:p>
      <text:p text:style-name="P5"/>
      <text:p text:style-name="P1"><text:span text:style-name="T1">Returns</text:span><text:span text:style-name="T4">: 0 for success or an error code.</text:span></text:p>
      <text:p text:style-name="P5"/>
      <text:p text:style-name="P5"/>
      <text:p text:style-name="P4"/>
      <text:p text:style-name="P4"/>
      <text:p text:style-name="P1"><text:span text:style-name="T1">Summary</text:span><text:span text:style-name="T4">: Intended to be used by, cbmD64StringCString and <text:s/>cbmCStringD64String. </text:span></text:p>
      <text:p text:style-name="P4"/>
      <text:p text:style-name="P1"><text:span text:style-name="T1">Syntax</text:span><text:span text:style-name="T4">: byte* <text:s text:c="10"/>cbmCopyString <text:s text:c="2"/>(byte* destination string, const byte* source string)</text:span></text:p>
      <text:p text:style-name="P4"/>
      <text:p text:style-name="P4"/>
      <text:p text:style-name="P4"/>
      <text:p text:style-name="P4"/>
      <text:p text:style-name="P1"><text:span text:style-name="T1">Summary</text:span><text:span text:style-name="T4">: Finds an available file entry, allocates it and fills it in with data.</text:span></text:p>
      <text:p text:style-name="P5"/>
      <text:p text:style-name="P1"><text:span text:style-name="T1">Syntax</text:span><text:span text:style-name="T4">: CBMFile_Entry* <text:s/>cbmCreateFileEntry (CBMDisk *disk, byte *fileName, byte fileType, unsigned int fileSize, byte *tb)</text:span></text:p>
      <text:p text:style-name="P5"/>
      <text:p text:style-name="P1"><text:span text:style-name="T1">Returns</text:span><text:span text:style-name="T4">: A CBMFile_Entry* pointer to the newly allocated directory entry.</text:span></text:p>
      <text:p text:style-name="P5"/>
      <text:p text:style-name="P5"/>
      <text:p text:style-name="P4"/>
      <text:p text:style-name="P4"/>
      <text:p text:style-name="P1"><text:span text:style-name="T1">Summery</text:span><text:span text:style-name="T4">: Add padding to a C string and remove the NULL character. Returned string will be 17 characters wide.</text:span></text:p>
      <text:p text:style-name="P5"/>
      <text:p text:style-name="P1"><text:span text:style-name="T1">Syntax</text:span><text:span text:style-name="T4">: <text:s/>byte* <text:s text:c="8"/>cbmCStringD64String <text:s text:c="8"/>(byte *dest, const byte *source)</text:span></text:p>
      <text:p text:style-name="P1"><text:span text:style-name="T7"><text:s text:c="8"/></text:span></text:p>
      <text:p text:style-name="P1"><text:span text:style-name="T1">Returns</text:span><text:span text:style-name="T4">: A pointer of type byte* to the destination string or an error code.</text:span></text:p>
      <text:p text:style-name="P4"/>
      <text:p text:style-name="P4"/>
      <text:p text:style-name="P4"><text:soft-page-break/></text:p>
      <text:p text:style-name="P4"/>
      <text:p text:style-name="P1"><text:span text:style-name="T1">Summery</text:span><text:span text:style-name="T4">: Remove padding from a string loaded from a disk image and append a terminating NULL character. String returned will be 18 characters wide, +1 for the NULL character.</text:span></text:p>
      <text:p text:style-name="P5"/>
      <text:p text:style-name="P1"><text:span text:style-name="T1">Syntax:</text:span><text:span text:style-name="T4"> <text:s/><text:tab/>byte* <text:s text:c="10"/>cbmD64StringCString <text:s text:c="2"/>(byte*destination string, const byte* source string)</text:span></text:p>
      <text:p text:style-name="P4"/>
      <text:p text:style-name="P1"><text:span text:style-name="T1">Returns: </text:span><text:span text:style-name="T4">A byte* pointer to the destination string.</text:span></text:p>
      <text:p text:style-name="P5"/>
      <text:p text:style-name="P4"/>
      <text:p text:style-name="P4"/>
      <text:p text:style-name="P1"><text:span text:style-name="T1">Summary</text:span><text:span text:style-name="T4">: Returns an array of available blocks in the disk image to store an array of bytes. size is measured in bytes.</text:span></text:p>
      <text:p text:style-name="P5"/>
      <text:p text:style-name="P1"><text:span text:style-name="T1">Syntax</text:span><text:span text:style-name="T4">: <text:s text:c="7"/>byte* <text:s text:c="10"/>cbmEmptyBlockChain <text:s text:c="9"/>(CBMDisk *disk, int size)</text:span></text:p>
      <text:p text:style-name="P1"><text:span text:style-name="T7"><text:s text:c="8"/></text:span></text:p>
      <text:p text:style-name="P1"><text:span text:style-name="T1">Returns</text:span><text:span text:style-name="T4">: Returns a byte* pointer to an array of available blocks or NULL if there is not enough free space in the disk image.</text:span></text:p>
      <text:p text:style-name="P5"/>
      <text:p text:style-name="P5"/>
      <text:p text:style-name="P4"/>
      <text:p text:style-name="P4"/>
      <text:p text:style-name="P1"><text:span text:style-name="T1">Summary</text:span><text:span text:style-name="T4">: Looks for a non-allocated directory block in track 18.</text:span></text:p>
      <text:p text:style-name="P5"/>
      <text:p text:style-name="P1"><text:span text:style-name="T1">Syntax</text:span><text:span text:style-name="T4">: <text:s text:c="7"/>byte* <text:s text:c="10"/>cbmEmptyDirectoryBlock <text:s text:c="5"/>(CBMDisk *disk)</text:span></text:p>
      <text:p text:style-name="P1"><text:span text:style-name="T7"><text:s text:c="8"/></text:span></text:p>
      <text:p text:style-name="P1"><text:span text:style-name="T1">Returns</text:span><text:span text:style-name="T4">: A byte* pointer to the emptry directory block or NULL if none exist.</text:span></text:p>
      <text:p text:style-name="P5"/>
      <text:p text:style-name="P5"/>
      <text:p text:style-name="P4"/>
      <text:p text:style-name="P4"/>
      <text:p text:style-name="P4"/>
      <text:p text:style-name="P1"><text:span text:style-name="T1">Summary</text:span><text:span text:style-name="T4">: Returns an unused directory entry. If non are available it attempts to create a new directory block.</text:span></text:p>
      <text:p text:style-name="P5"/>
      <text:p text:style-name="P1"><text:span text:style-name="T1">Syntax</text:span><text:span text:style-name="T4">: <text:s text:c="7"/>CBMFile_Entry* <text:s/>cbmEmptyFileEntry <text:s text:c="10"/>(CBMDisk *disk)</text:span></text:p>
      <text:p text:style-name="P5"/>
      <text:p text:style-name="P1"><text:span text:style-name="T1">Returns</text:span><text:span text:style-name="T4">: The first available file entry that is found, including a file that has been deleted previously.</text:span></text:p>
      <text:p text:style-name="P5"/>
      <text:p text:style-name="P5"/>
      <text:p text:style-name="P4"/>
      <text:p text:style-name="P4"/>
      <text:p text:style-name="P4"/>
      <text:p text:style-name="P1"><text:span text:style-name="T1">Summary</text:span><text:span text:style-name="T4">: Creates and formats a blank D64 image file.</text:span></text:p>
      <text:p text:style-name="P5"/>
      <text:p text:style-name="P1"><text:span text:style-name="T1">Syntax</text:span><text:span text:style-name="T4">: <text:s text:c="7"/>int <text:s text:c="12"/>cbmFormat <text:s text:c="18"/>(char *imageName, byte *diskName, byte id)</text:span></text:p>
      <text:p text:style-name="P5"/>
      <text:p text:style-name="P1"><text:span text:style-name="T1">Returns</text:span><text:span text:style-name="T4">: 0 for success or an error code.</text:span></text:p>
      <text:p text:style-name="P4"/>
      <text:p text:style-name="P4"/>
      <text:p text:style-name="P4"/>
      <text:p text:style-name="P4"/>
      <text:p text:style-name="P1"><text:span text:style-name="T1">Summary</text:span><text:span text:style-name="T4">: Counts number of free blocks on disk and returns it.</text:span></text:p>
      <text:p text:style-name="P5"/>
      <text:p text:style-name="P1"><text:span text:style-name="T1">Syntax</text:span><text:span text:style-name="T4">: <text:s text:c="5"/>int <text:s text:c="12"/>cbmImageSpace <text:s text:c="14"/>(CBMDisk *disk)</text:span></text:p>
      <text:p text:style-name="P5"/>
      <text:p text:style-name="P1"><text:span text:style-name="T1">Returns</text:span><text:span text:style-name="T4">: Number of free sectors/blocks available on disk for storage.</text:span></text:p>
      <text:p text:style-name="P5"/>
      <text:p text:style-name="P4"/>
      <text:p text:style-name="P4"/>
      <text:p text:style-name="P3"><text:soft-page-break/></text:p>
      <text:p text:style-name="P3"/>
      <text:p text:style-name="P1"><text:span text:style-name="T1">Summary</text:span><text:span text:style-name="T4">: Checks to see if a block in the disk image is available for storage.</text:span></text:p>
      <text:p text:style-name="P5"/>
      <text:p text:style-name="P1"><text:span text:style-name="T1">Syntax</text:span><text:span text:style-name="T4">: <text:s text:c="5"/>int <text:s text:c="12"/>cbmIsBlockFree <text:s text:c="13"/>(CBMDisk *disk, byte *tb)</text:span></text:p>
      <text:p text:style-name="P5"/>
      <text:p text:style-name="P1"><text:span text:style-name="T1">Returns</text:span><text:span text:style-name="T4">: 0 for allocated or 1 for free.</text:span></text:p>
      <text:p text:style-name="P5"/>
      <text:p text:style-name="P5"/>
      <text:p text:style-name="P4"/>
      <text:p text:style-name="P1"><text:span text:style-name="T1">Summary</text:span><text:span text:style-name="T4">: Internal use by the library for reading a chain of blocks corresponding to a file or directory.</text:span></text:p>
      <text:p text:style-name="P5"/>
      <text:p text:style-name="P1"><text:span text:style-name="T1">Syntax</text:span><text:span text:style-name="T4">: <text:s text:c="2"/>CBMData* <text:s text:c="7"/>cbmLibReadBlockChain <text:s text:c="7"/>(FILE *fp, int size, int offset, byte *tb)</text:span></text:p>
      <text:p text:style-name="P1"><text:span text:style-name="T7"><text:s text:c="8"/></text:span></text:p>
      <text:p text:style-name="P1"><text:span text:style-name="T1">Returns</text:span><text:span text:style-name="T4">: A CBMData* pointer.</text:span></text:p>
      <text:p text:style-name="P5"/>
      <text:p text:style-name="P5"/>
      <text:p text:style-name="P4"/>
      <text:p text:style-name="P1"><text:span text:style-name="T1">Summary</text:span><text:span text:style-name="T4">: Prints the directory in the D64 disk image to the text screen.</text:span></text:p>
      <text:p text:style-name="P5"/>
      <text:p text:style-name="P1"><text:span text:style-name="T1">Syntax</text:span><text:span text:style-name="T4">: void <text:s text:c="11"/>cbmListDirectory <text:s text:c="11"/>(CBMDisk*)</text:span></text:p>
      <text:p text:style-name="P5"/>
      <text:p text:style-name="P1"><text:span text:style-name="T1">Returns</text:span><text:span text:style-name="T4">: N/A</text:span></text:p>
      <text:p text:style-name="P5"/>
      <text:p text:style-name="P5"/>
      <text:p text:style-name="P4"/>
      <text:p text:style-name="P1"><text:span text:style-name="T1">Summary</text:span><text:span text:style-name="T4">: Load a file from a disk image. Automatically converts C strings to D64 strings when searching. Function is case sensitive.</text:span></text:p>
      <text:p text:style-name="P5"/>
      <text:p text:style-name="P1"><text:span text:style-name="T1">Syntax</text:span><text:span text:style-name="T4">: CBMData* <text:s text:c="7"/>cbmLoad <text:s text:c="8"/>(CBMDisk *disk, byte *fileName, byte fileType)</text:span></text:p>
      <text:p text:style-name="P5"/>
      <text:p text:style-name="P1"><text:span text:style-name="T1">Returns</text:span><text:span text:style-name="T4">: A CBMData* pointer to the beginning of data read.</text:span></text:p>
      <text:p text:style-name="P5"/>
      <text:p text:style-name="P1"><text:span text:style-name="T1">NOTE</text:span><text:span text:style-name="T4">: It is your responsibility to free the memory allocated when you are finished with it. To free the allocated memory you should free CBMData.array element using the free() function in C.</text:span></text:p>
      <text:p text:style-name="P5"/>
      <text:p text:style-name="P5"/>
      <text:p text:style-name="P5"/>
      <text:p text:style-name="P1"><text:span text:style-name="T1">Summary</text:span><text:span text:style-name="T4">: Loads a directory from a D64 image and fills the directory field in the CBMDisk data type.</text:span></text:p>
      <text:p text:style-name="P5"/>
      <text:p text:style-name="P1"><text:span text:style-name="T1">Syntax</text:span><text:span text:style-name="T4">: int <text:s text:c="12"/>cbmLoadDirectory <text:s text:c="11"/>(CBMDisk*)</text:span></text:p>
      <text:p text:style-name="P1"><text:span text:style-name="T7"><text:s text:c="8"/></text:span></text:p>
      <text:p text:style-name="P1"><text:span text:style-name="T1">Returns</text:span><text:span text:style-name="T4">: 0 for success or an error code.</text:span></text:p>
      <text:p text:style-name="P5"/>
      <text:p text:style-name="P5"/>
      <text:p text:style-name="P4"/>
      <text:p text:style-name="P4"/>
      <text:p text:style-name="P1"><text:span text:style-name="T1">Summary</text:span><text:span text:style-name="T4">: Load a data chain of blocks from a file. tb is short for Track/Block.</text:span></text:p>
      <text:p text:style-name="P5"/>
      <text:p text:style-name="P1"><text:span text:style-name="T1">Syntax</text:span><text:span text:style-name="T4">: CBMData* <text:s text:c="7"/>cbmLoadData <text:s text:c="16"/>(FILE *fp, byte *tb);</text:span></text:p>
      <text:p text:style-name="P1"><text:span text:style-name="T7"><text:s text:c="8"/></text:span></text:p>
      <text:p text:style-name="P1"><text:span text:style-name="T1">Returns</text:span><text:span text:style-name="T4">: A CBMData* pointer to the beginning of the data read from the chain of blocks.</text:span></text:p>
      <text:p text:style-name="P5"/>
      <text:p text:style-name="P5"/>
      <text:p text:style-name="P4"/>
      <text:p text:style-name="P4"/>
      <text:p text:style-name="P3"/>
      <text:p text:style-name="P3"/>
      <text:p text:style-name="P3"><text:soft-page-break/></text:p>
      <text:p text:style-name="P1"><text:span text:style-name="T1">Summary</text:span><text:span text:style-name="T4">: Attempts to load the header information stored in the D64 image and stores it in the header attribute of the CBMDisk data type.</text:span></text:p>
      <text:p text:style-name="P5"/>
      <text:p text:style-name="P1"><text:span text:style-name="T1">Syntax</text:span><text:span text:style-name="T4">: <text:s text:c="7"/>int <text:s text:c="12"/>cbmLoadHeader <text:s text:c="14"/>(CBMDisk* disk)</text:span></text:p>
      <text:p text:style-name="P5"/>
      <text:p text:style-name="P1"><text:span text:style-name="T1">Returns</text:span><text:span text:style-name="T4">: 0 for success or an error code.</text:span></text:p>
      <text:p text:style-name="P5"/>
      <text:p text:style-name="P5"/>
      <text:p text:style-name="P4"/>
      <text:p text:style-name="P4"/>
      <text:p text:style-name="P4"/>
      <text:p text:style-name="P1"><text:span text:style-name="T1">Summary</text:span><text:span text:style-name="T4">: Mount a D64 image and populate the CBMDisk header and directory data types.</text:span></text:p>
      <text:p text:style-name="P5"/>
      <text:p text:style-name="P1"><text:span text:style-name="T1">Syntax</text:span><text:span text:style-name="T4">: <text:s text:c="6"/>void <text:s text:c="11"/>cbmMount <text:s text:c="19"/>(CBMDisk* disk, char *name );</text:span></text:p>
      <text:p text:style-name="P1"><text:span text:style-name="T7"><text:s text:c="8"/></text:span></text:p>
      <text:p text:style-name="P1"><text:span text:style-name="T1">Returns</text:span><text:span text:style-name="T4">: N/A</text:span></text:p>
      <text:p text:style-name="P5"/>
      <text:p text:style-name="P1"><text:span text:style-name="T1">Note</text:span><text:span text:style-name="T4">: This should be the very first thing you do when working with a D64 image.</text:span></text:p>
      <text:p text:style-name="P5"/>
      <text:p text:style-name="P5"/>
      <text:p text:style-name="P4"/>
      <text:p text:style-name="P4"/>
      <text:p text:style-name="P1"><text:span text:style-name="T1">Summary</text:span><text:span text:style-name="T4">: Prints in text mode a chain of blocks that start at tb, which is a pointer to a 2 byte array that means Track/Block, and ends at the last block which is represented by a 0 in the first byte.</text:span></text:p>
      <text:p text:style-name="P5"/>
      <text:p text:style-name="P1"><text:span text:style-name="T1">Syntax</text:span><text:span text:style-name="T4">: void <text:s text:c="11"/>cbmPrintDataChain <text:s text:c="10"/>(FILE *fp, byte *tb)</text:span></text:p>
      <text:p text:style-name="P5"/>
      <text:p text:style-name="P1"><text:span text:style-name="T1">Returns</text:span><text:span text:style-name="T4">: N/A</text:span></text:p>
      <text:p text:style-name="P5"/>
      <text:p text:style-name="P5"/>
      <text:p text:style-name="P5"/>
      <text:p text:style-name="P1"><text:span text:style-name="T1">Summary</text:span><text:span text:style-name="T4">: Reads a block (256 bytes) from a D64 image. tb is short for Track/Block.</text:span></text:p>
      <text:p text:style-name="P5"/>
      <text:p text:style-name="P1"><text:span text:style-name="T1">Syntax</text:span><text:span text:style-name="T4">: byte* <text:s text:c="10"/>cbmReadBlock <text:s text:c="15"/>(FILE *fp, byte *tb)</text:span></text:p>
      <text:p text:style-name="P1"><text:span text:style-name="T7"><text:s text:c="8"/></text:span></text:p>
      <text:p text:style-name="P1"><text:span text:style-name="T1">Returns</text:span><text:span text:style-name="T4">: A byte* pointer to a 256 byte array of the data read from the file.</text:span></text:p>
      <text:p text:style-name="P5"/>
      <text:p text:style-name="P1"><text:span text:style-name="T1">NOTE</text:span><text:span text:style-name="T4">: The pointer returned is statically stored in the function, therefore each call to read a block from a file will erase the previous stored information. You should copy the data to a permanent buffer when reading multiple blocks.</text:span></text:p>
      <text:p text:style-name="P4"/>
      <text:p text:style-name="P4"/>
      <text:p text:style-name="P4"/>
      <text:p text:style-name="P4"/>
      <text:p text:style-name="P1"><text:span text:style-name="T1">Summary</text:span><text:span text:style-name="T4">: Saves a CBMData* data type to disk, creates a directory entry and allocates the BAM. You should use this when you want to save an array of data to disk.</text:span></text:p>
      <text:p text:style-name="P5"/>
      <text:p text:style-name="P5"/>
      <text:p text:style-name="P1"><text:span text:style-name="T1">Syntax</text:span><text:span text:style-name="T4">: <text:s text:c="7"/>int <text:s text:c="12"/>cbmSave <text:s text:c="18"/>(CBMDisk *disk, byte *fileName, byte fileType, CBMData *data)</text:span></text:p>
      <text:p text:style-name="P1"><text:span text:style-name="T7"><text:s text:c="8"/></text:span></text:p>
      <text:p text:style-name="P1"><text:span text:style-name="T1">Returns</text:span><text:span text:style-name="T4">: 0 for success or an error code.</text:span></text:p>
      <text:p text:style-name="P5"/>
      <text:p text:style-name="P5"/>
      <text:p text:style-name="P4"/>
      <text:p text:style-name="P4"/>
      <text:p text:style-name="P4"/>
      <text:p text:style-name="P3"/>
      <text:p text:style-name="P3"/>
      <text:p text:style-name="P3"><text:soft-page-break/></text:p>
      <text:p text:style-name="P1"><text:span text:style-name="T1">Summary</text:span><text:span text:style-name="T4">: Writes the header that is stored in a CBMHeader datatype to the disk image.</text:span></text:p>
      <text:p text:style-name="P5"/>
      <text:p text:style-name="P1"><text:span text:style-name="T1">Syntax</text:span><text:span text:style-name="T4">: <text:s text:c="7"/>int <text:s text:c="12"/>cbmSaveHeader <text:s text:c="14"/>(CBMDisk *disk);</text:span></text:p>
      <text:p text:style-name="P5"/>
      <text:p text:style-name="P1"><text:span text:style-name="T1">Returns</text:span><text:span text:style-name="T4">: 0 for success or an error code.</text:span></text:p>
      <text:p text:style-name="P5"/>
      <text:p text:style-name="P5"/>
      <text:p text:style-name="P4"/>
      <text:p text:style-name="P4"/>
      <text:p text:style-name="P4"/>
      <text:p text:style-name="P1"><text:span text:style-name="T1">Summary</text:span><text:span text:style-name="T4">: Mark a file as deleted in the directory and free all data blocks associated in the BAM.</text:span></text:p>
      <text:p text:style-name="P5"/>
      <text:p text:style-name="P1"><text:span text:style-name="T1">Syntax</text:span><text:span text:style-name="T4">: <text:s text:c="2"/>int <text:s text:c="12"/>cbmScratch <text:s text:c="17"/>(CBMDisk *disk, byte *fileName, byte fileType)</text:span></text:p>
      <text:p text:style-name="P5"/>
      <text:p text:style-name="P1"><text:span text:style-name="T1">Returns</text:span><text:span text:style-name="T4">: 0 for success or an error code.</text:span></text:p>
      <text:p text:style-name="P5"/>
      <text:p text:style-name="P5"/>
      <text:p text:style-name="P4"/>
      <text:p text:style-name="P1"><text:span text:style-name="T1">Summary</text:span><text:span text:style-name="T4">: Search for a file name in a disk image. Automatically converts C strings to D64 strings.</text:span></text:p>
      <text:p text:style-name="P5"/>
      <text:p text:style-name="P1"><text:span text:style-name="T1">Syntax</text:span><text:span text:style-name="T4">: CBMFile_Entry* <text:s/>cbmSearch <text:s text:c="8"/>(CBMDisk *disk, byte *searchName, byte fileType)</text:span></text:p>
      <text:p text:style-name="P5"/>
      <text:p text:style-name="P1"><text:span text:style-name="T1">Returns</text:span><text:span text:style-name="T4">: A pointer to the file entry that matched the search criteria or a NULL pointer if no match was found.</text:span></text:p>
      <text:p text:style-name="P5"/>
      <text:p text:style-name="P5"/>
      <text:p text:style-name="P5"/>
      <text:p text:style-name="P1"><text:span text:style-name="T1">Summary</text:span><text:span text:style-name="T4">: Returns a pointer to an array of sector limits. Each element in the array directly corresponds to the maximum number of sectors contained in the track.</text:span></text:p>
      <text:p text:style-name="P5"/>
      <text:p text:style-name="P1"><text:span text:style-name="T1">Syntax</text:span><text:span text:style-name="T4">: <text:s text:c="2"/>byte* <text:s text:c="10"/>cbmSectorsPerTrack <text:s text:c="9"/>(void)</text:span></text:p>
      <text:p text:style-name="P5"/>
      <text:p text:style-name="P1"><text:span text:style-name="T1">Returns</text:span><text:span text:style-name="T4">: A byte* pointer to an array of 40 tracks containing the maximum sectors for each track.</text:span></text:p>
      <text:p text:style-name="P5"/>
      <text:p text:style-name="P5"/>
      <text:p text:style-name="P5"/>
      <text:p text:style-name="P4"/>
      <text:p text:style-name="P1"><text:span text:style-name="T1">Summary</text:span><text:span text:style-name="T4">: Unmount a D64 disk image.</text:span></text:p>
      <text:p text:style-name="P5"/>
      <text:p text:style-name="P1"><text:span text:style-name="T1">Syntax</text:span><text:span text:style-name="T4">: <text:s text:c="2"/>void <text:s text:c="11"/>cbmUnmount <text:s text:c="17"/>(CBMDisk *disk)</text:span></text:p>
      <text:p text:style-name="P5"/>
      <text:p text:style-name="P1"><text:span text:style-name="T1">Returns</text:span><text:span text:style-name="T4">: N/A</text:span></text:p>
      <text:p text:style-name="P5"/>
      <text:p text:style-name="P1"><text:span text:style-name="T1">Note</text:span><text:span text:style-name="T4">: This should be done when you are finished with a disk image. If any data was written to the image previously and the image is not unmounted it will result in data loss or corruption of the disk image.</text:span></text:p>
      <text:p text:style-name="P5"/>
      <text:p text:style-name="P5"/>
      <text:p text:style-name="P4"/>
      <text:p text:style-name="P4"/>
      <text:p text:style-name="P4"/>
      <text:p text:style-name="P1"><text:span text:style-name="T1">Summary</text:span><text:span text:style-name="T4">: Copies track 18 from a D64 disk image and stores it in a file.</text:span></text:p>
      <text:p text:style-name="P5"/>
      <text:p text:style-name="P1"><text:span text:style-name="T1">Syntax</text:span><text:span text:style-name="T4">: <text:s text:c="4"/>int <text:s text:c="15"/>cbmWrite18 <text:s text:c="17"/>(FILE *destFP, char *sourceName)</text:span></text:p>
      <text:p text:style-name="P5"/>
      <text:p text:style-name="P1"><text:span text:style-name="T1">Returns</text:span><text:span text:style-name="T4">: 0 for success or an error code.</text:span></text:p>
      <text:p text:style-name="P5"/>
      <text:p text:style-name="P5"/>
      <text:p text:style-name="P5"/>
      <text:p text:style-name="P4"><text:soft-page-break/></text:p>
      <text:p text:style-name="P4"/>
      <text:p text:style-name="P1"><text:span text:style-name="T1">Summary</text:span><text:span text:style-name="T4">: Saves a 256 byte array (1 Block) to a specific Track/Block in the D64 disk image.</text:span></text:p>
      <text:p text:style-name="P5"/>
      <text:p text:style-name="P1"><text:span text:style-name="T1">Syntax</text:span><text:span text:style-name="T4">: void <text:s text:c="11"/>cbmWriteBlock <text:s text:c="14"/>(FILE *fp, byte *data, byte* tb)</text:span></text:p>
      <text:p text:style-name="P5"/>
      <text:p text:style-name="P1"><text:span text:style-name="T1">Returns</text:span><text:span text:style-name="T4">: N/A</text:span></text:p>
      <text:p text:style-name="P5"/>
      <text:p text:style-name="P5"/>
      <text:p text:style-name="P5"/>
      <text:p text:style-name="P5"/>
      <text:p text:style-name="P5"/>
      <text:p text:style-name="P1"><text:span text:style-name="T1">Summary</text:span><text:span text:style-name="T4">: Mostly for internal use by the library. Write a CBMData* array to a disk image. You should use instead of cbmWriteBlockChain, <text:s/>cbmSave which will also prepare a directory entry for the file.</text:span></text:p>
      <text:p text:style-name="P5"/>
      <text:p text:style-name="P1"><text:span text:style-name="T1">Syntax</text:span><text:span text:style-name="T4">: <text:s text:c="7"/>byte* <text:s text:c="10"/>cbmWriteBlockChain <text:s text:c="9"/>(CBMDisk *disk, CBMData *data)</text:span></text:p>
      <text:p text:style-name="P5"/>
      <text:p text:style-name="P1"><text:span text:style-name="T1">Returns</text:span><text:span text:style-name="T4">: A byte* pointer to a 2 element array that corresponds to the first Track/Block in the data chai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S Sans Serif1" svg:font-family="'MS Sans Serif'"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0" style:font-name="MS Sans Serif" fo:font-family="'MS Sans Serif'"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hyphenation-ladder-count="no-limit" fo:keep-with-next="always" style:writing-mode="lr-tb"/>
      <style:text-properties fo:color="#000000"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hi" style:country-asian="IN"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start" style:justify-single-word="false" fo:orphans="2" fo:widows="2" fo:hyphenation-ladder-count="no-limit" style:writing-mode="lr-tb"/>
      <style:text-properties fo:color="#000000" style:font-name="MS Sans Serif" fo:font-family="'MS Sans Serif'"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start" style:justify-single-word="false" fo:orphans="2" fo:widows="2" fo:hyphenation-ladder-count="no-limit" style:writing-mode="lr-tb"/>
      <style:text-properties fo:color="#000000" style:font-name="MS Sans Serif" fo:font-family="'MS Sans Serif'"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fo:hyphenation-ladder-count="no-limit" style:writing-mode="lr-tb"/>
      <style:text-properties fo:color="#000000" style:font-name="MS Sans Serif" fo:font-family="'MS Sans Serif'"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hi" style:country-asian="IN"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2" fo:widows="2" fo:hyphenation-ladder-count="no-limit" style:writing-mode="lr-tb"/>
      <style:text-properties fo:color="#000000" style:font-name="MS Sans Serif" fo:font-family="'MS Sans Serif'"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2T21:48:06.440000000</dc:date>
    <meta:editing-duration>PT8M53S</meta:editing-duration>
    <meta:editing-cycles>1</meta:editing-cycles>
    <meta:document-statistic meta:table-count="0" meta:image-count="0" meta:object-count="0" meta:page-count="8" meta:paragraph-count="157" meta:word-count="2048" meta:character-count="13256" meta:non-whitespace-character-count="10232"/>
    <meta:generator>LibreOffice/5.4.6.2$Windows_X86_64 LibreOffice_project/4014ce260a04f1026ba855d3b8d91541c224eab8</meta:generator>
  </office:meta>
</office:document-meta>
</file>